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40290BB8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4a13" officeooo:paragraph-rsid="00064a1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Heading_20_3">
      <style:text-properties officeooo:rsid="00064a13" officeooo:paragraph-rsid="00064a13"/>
    </style:style>
    <style:style style:name="P6" style:family="paragraph" style:parent-style-name="Standard">
      <style:text-properties officeooo:rsid="00064a13" officeooo:paragraph-rsid="00064a13"/>
    </style:style>
    <style:style style:name="P7" style:family="paragraph" style:parent-style-name="Preformatted_20_Text">
      <style:text-properties officeooo:rsid="00064a13" officeooo:paragraph-rsid="00064a13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AR objet :</text:p>
      <text:p text:style-name="P6">Les Objets permettent de créer des <text:span text:style-name="Emphasis">entités</text:span> possédant des propriétés nommées. Chaque propriété peut contenir n’importe quelle sorte de données ( chaines de caractères, nombres, tableaux, object …). </text:p>
      <text:p text:style-name="P6"/>
      <text:p text:style-name="P7"><text:span text:style-name="Source_20_Text">var utilisateur = { nom:"Dupont", prenom:"Luc" };</text:span></text:p>
      <text:p text:style-name="Preformatted_20_Text"><text:span text:style-name="Source_20_Text">console.log( utilisateur.nom );</text:span></text:p>
      <text:p text:style-name="Preformatted_20_Text"><text:span text:style-name="Source_20_Text">console.log( utilisateur.prenom );</text:span></text:p>
      <text:p text:style-name="Preformatted_20_Text"/>
      <text:p text:style-name="Preformatted_20_Text"><text:span text:style-name="Source_20_Text">utilisateur.nom = "Martin";</text:span></text:p>
      <text:p text:style-name="P8"><text:span text:style-name="Source_20_Text">console.log( utilisateur.nom );</text:span></text:p>
      <text:p text:style-name="P6">Pour accéder à une propriété d’objet :</text:p>
      <text:p text:style-name="P6"/>
      <text:p text:style-name="P7"><text:span text:style-name="Source_20_Text">utilisateur.nom</text:span></text:p>
      <text:p text:style-name="Preformatted_20_Text"><text:span text:style-name="Source_20_Text">// ou</text:span></text:p>
      <text:p text:style-name="P8"><text:span text:style-name="Source_20_Text">utilisateur["nom"]</text:span></text:p>
      <text:p text:style-name="P6">Pour parcourir toutes les propriétés d’un Object on peut utiliser une variante de la boucle <text:span text:style-name="Strong_20_Emphasis">for</text:span> : </text:p>
      <text:p text:style-name="P6"/>
      <text:p text:style-name="P7"><text:span text:style-name="Source_20_Text">for( var propriete in utilisateur){</text:span></text:p>
      <text:p text:style-name="Preformatted_20_Text"><text:span text:style-name="Source_20_Text"><text:s text:c="8"/>console.log( propriete + ' : ' + utilisateur[propriete]);</text:span></text:p>
      <text:p text:style-name="P8"><text:span text:style-name="Source_20_Text">}</text:span></text:p>
      <text:h text:style-name="P5" text:outline-level="3"><text:bookmark text:name="exemple"/>Exemple</text:h>
      <text:p text:style-name="Text_20_body">Pour l’exercice login/password v2 &amp; v3, il était possible de stocker les logins et passwords dans 2 tableaux distincts.</text:p>
      <text:p text:style-name="P7"><text:span text:style-name="Source_20_Text">var identifiants = ['a@a.com', 'b@b.com', 'c@c.com'];</text:span></text:p>
      <text:p text:style-name="P8"><text:span text:style-name="Source_20_Text">var motsdepasse = ['aa', 'bb', 'cc'];</text:span></text:p>
      <text:p text:style-name="P1">Dans ce cas, l’appellation <text:span text:style-name="Emphasis">tableau</text:span> est trompeuse, il s’agit plutôt de <text:span text:style-name="Emphasis">listes</text:span>.</text:p>
      <text:p text:style-name="Text_20_body">Il est toutefois possible de créer des tableaux <text:span text:style-name="Strong_20_Emphasis">à 2 dimensions</text:span>, en stockant des tableaux dans un tableau.</text:p>
      <text:p text:style-name="P7"><text:span text:style-name="Source_20_Text">var comptes = [['a@a.com', 'aa'], ['b@b.com', 'bb'], ['c@c.com', 'cc']];</text:span></text:p>
      <text:p text:style-name="P6"/>
      <text:p text:style-name="P1">Dans l’exemple ci-dessus, chaque compte est représenté par un liste de deux info : login &amp; password.</text:p>
      <text:p text:style-name="Text_20_body">On peut accéder à ces informations via <text:span text:style-name="Source_20_Text">console.log( comptes[1][0] )</text:span> =&gt; c’est à dire : “affiche la première information du 2nd compte stocké dans la liste de comptes” =&gt; dans ce cas, une convention “tacite” est définie : chaque compte est une liste de données, la première étant le mail, la seconde : le password.</text:p>
      <text:p text:style-name="Text_20_body">Cela fonctionne, mais la charge cognitive nécessaire pour coder une application dont les informations sont rangés dans un ordre à mémoriser est très importante. Si notre application doit à terme stocker pour chaque compte un tél, une adresse, un code postal… et qu’il faut retenir par coeur l’ordre, le développement sera très laborieux.</text:p>
      <text:p text:style-name="Text_20_body">Heureusement, JS offre un autre <text:span text:style-name="Strong_20_Emphasis">type de donnée</text:span> : les Objects, qui permettent de stocker plusieurs informations dans une seule entité/variable</text:p>
      <text:p text:style-name="P7"><text:soft-page-break/><text:span text:style-name="Source_20_Text">var compte1 = {};</text:span></text:p>
      <text:p text:style-name="Preformatted_20_Text"><text:span text:style-name="Source_20_Text">compte1.mail = "a@a.com";</text:span></text:p>
      <text:p text:style-name="Preformatted_20_Text"><text:span text:style-name="Source_20_Text">compte1.motdepasse = "aa";</text:span></text:p>
      <text:p text:style-name="Preformatted_20_Text"/>
      <text:p text:style-name="Preformatted_20_Text"><text:span text:style-name="Source_20_Text">var compte2 = {mail:"b@b.com", motdepasse:"bb"};</text:span></text:p>
      <text:p text:style-name="Preformatted_20_Text"/>
      <text:p text:style-name="Preformatted_20_Text"><text:span text:style-name="Source_20_Text">var compte3 = {};</text:span></text:p>
      <text:p text:style-name="Preformatted_20_Text"><text:span text:style-name="Source_20_Text">compte3['mail'] = "c@c.com";</text:span></text:p>
      <text:p text:style-name="Preformatted_20_Text"><text:span text:style-name="Source_20_Text">compte3['motdepasse'] = "c";</text:span></text:p>
      <text:p text:style-name="Preformatted_20_Text"/>
      <text:p text:style-name="Preformatted_20_Text"><text:span text:style-name="Source_20_Text">var comptes = [compte1, compte2, compte3];</text:span></text:p>
      <text:p text:style-name="Preformatted_20_Text"/>
      <text:p text:style-name="Preformatted_20_Text"><text:span text:style-name="Source_20_Text">for(var propriete in compte3){</text:span></text:p>
      <text:p text:style-name="P8"><text:span text:style-name="Source_20_Text"><text:s text:c="2"/>console.log(propriete, compte3[propriete]);</text:span></text:p>
      <text:h text:style-name="P5" text:outline-level="3"><text:bookmark text:name="js--objets-vs-tableaux"/>JS : Objets Vs Tableaux</text:h>
      <text:list xml:id="list818776621359116253" text:style-name="L1">
        <text:list-item>
          <text:p text:style-name="P2">les tableaux ont par défaut certaines propriétés et fonctions pratiques : <text:span text:style-name="Source_20_Text">.length</text:span> , ` .push() <text:span text:style-name="Source_20_Text">, </text:span>.slice()` … =&gt; un tableau [] est la meilleure option pour stocker une liste d’élements “comparables”</text:p>
        </text:list-item>
        <text:list-item>
          <text:p text:style-name="P2">un objet a des propriétés plus facilement mémorisable. Il peut représenter une entité clairement définie =&gt; un objet {} est plus adapté à un stockage d’information représentant une seule et même “entité”.</text:p>
        </text:list-item>
      </text:list>
      <text:h text:style-name="Heading_20_3" text:outline-level="3" text:is-list-header="true"><text:bookmark text:name="js-tools--debuguer-dans-le-navigateur"/>JS Tools : Debuguer dans le navigateur</text:h>
      <text:list xml:id="list7864172598238975000" text:style-name="L2">
        <text:list-item>
          <text:p text:style-name="P4">console </text:p>
        </text:list-item>
        <text:list-item>
          <text:p text:style-name="P4">points d’arrêts </text:p>
        </text:list-item>
        <text:list-item>
          <text:p text:style-name="P3">watchers </text:p>
        </text:list-item>
      </text:list>
      <text:h text:style-name="Heading_20_3" text:outline-level="3" text:is-list-header="true"><text:bookmark text:name="computer-mise-en-pratique"/><draw:frame draw:style-name="fr1" draw:name="Image1" text:anchor-type="as-char" svg:width="0.529cm" svg:height="0.529cm" draw:z-index="0"><draw:image xlink:href="Pictures/100002010000004000000040290BB81B.png" xlink:type="simple" xlink:show="embed" xlink:actuate="onLoad"/><svg:title>:computer:</svg:title></draw:frame> Mise en pratique</text:h>
      <text:p text:style-name="Text_20_body">Un programme qui tire un pays au hasard et demande sa capitale au joueur ( vérification insensible à la casse ) - si : - le joueur répond correctement, le programme tire un autre pays au sort ( jamais 2 fois le même ) jusqu’à avoir tiré les 4 - le joueur a trois essais par pays, après la troisième erreur : alert(‘Perdu’) - le joueur répond aux 4 : alert(‘Bravo’)</text:p>
      <text:p text:style-name="P7"><text:span text:style-name="Source_20_Text">var pays = [</text:span></text:p>
      <text:p text:style-name="Preformatted_20_Text"><text:span text:style-name="Source_20_Text"><text:s text:c="4"/>{pays: 'France', capitale: 'Paris'},</text:span></text:p>
      <text:p text:style-name="Preformatted_20_Text"><text:span text:style-name="Source_20_Text"><text:s text:c="4"/>{pays: 'Espagne', capitale: 'Madrid'},</text:span></text:p>
      <text:p text:style-name="Preformatted_20_Text"><text:span text:style-name="Source_20_Text"><text:s text:c="4"/>{pays: 'Italie', capitale: 'Rome'},</text:span></text:p>
      <text:p text:style-name="Preformatted_20_Text"><text:span text:style-name="Source_20_Text"><text:s text:c="4"/>{pays: 'Belgique', capitale: 'Bruxelles'}</text:span></text:p>
      <text:p text:style-name="P8"><text:span text:style-name="Source_20_Text">];</text:span></text:p>
      <text:p text:style-name="P6"/>
      <text:p text:style-name="P6"><text:a xlink:type="simple" xlink:href="https://developer.mozilla.org/fr/docs/Web/JavaScript/Introduction_à_JavaScript_orienté_objet" text:style-name="Internet_20_link" text:visited-style-name="Visited_20_Internet_20_Link">https://developer.mozilla.org/fr/docs/Web/JavaScript/Introduction_%C3%A0_JavaScript_orient%C3%A9_objet</text:a></text:p>
      <text:p text:style-name="P6"/>
      <text:p text:style-name="P6"><text:a xlink:type="simple" xlink:href="https://developer.mozilla.org/fr/docs/Web/JavaScript/Guide/Le_modèle_objet_JavaScript_en_détails" text:style-name="Internet_20_link" text:visited-style-name="Visited_20_Internet_20_Link">https://developer.mozilla.org/fr/docs/Web/JavaScript/Guide/Le_mod%C3%A8le_objet_JavaScript_en_d%C3%A9tails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26:11.932000000</meta:creation-date>
    <dc:date>2016-09-01T14:33:38.330000000</dc:date>
    <meta:editing-duration>PT7M26S</meta:editing-duration>
    <meta:editing-cycles>1</meta:editing-cycles>
    <meta:document-statistic meta:table-count="0" meta:image-count="1" meta:object-count="0" meta:page-count="2" meta:paragraph-count="53" meta:word-count="528" meta:character-count="3589" meta:non-whitespace-character-count="3087"/>
    <meta:generator>LibreOffice/5.0.0.5$Windows_x86 LibreOffice_project/1b1a90865e348b492231e1c451437d7a15bb262b</meta:generator>
  </office:meta>
</office:document-meta>
</file>